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Droid Sans Mono" svg:font-family="'Droid Sans Mono', Consolas, Menlo, 'Ubuntu Mono', monospace"/>
    <style:font-face style:name="Source Code Pro" svg:font-family="'Source Code Pro', Monaco, monospace"/>
    <style:font-face style:name="inherit" svg:font-family="inherit"/>
    <style:font-face style:name="medium-content-slab-serif-font" svg:font-family="medium-content-slab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475" officeooo:paragraph-rsid="00127475"/>
    </style:style>
    <style:style style:name="P2" style:family="paragraph" style:parent-style-name="Standard">
      <style:text-properties fo:color="#000000" officeooo:rsid="00127475" officeooo:paragraph-rsid="00127475"/>
    </style:style>
    <style:style style:name="P3" style:family="paragraph" style:parent-style-name="Standard">
      <style:text-properties fo:color="#000000" fo:font-size="9.69999980926514pt" officeooo:rsid="00127475" officeooo:paragraph-rsid="00127475" style:font-size-asian="9.69999980926514pt" style:font-size-complex="9.69999980926514pt"/>
    </style:style>
    <style:style style:name="P4" style:family="paragraph" style:parent-style-name="Standard">
      <style:text-properties fo:color="#000000" fo:font-size="9.69999980926514pt" officeooo:rsid="00127475" officeooo:paragraph-rsid="0014fa4f" style:font-size-asian="9.69999980926514pt" style:font-size-complex="9.69999980926514pt"/>
    </style:style>
    <style:style style:name="P5" style:family="paragraph" style:parent-style-name="Standard">
      <style:text-properties fo:color="#000000" style:font-name="Liberation Serif" fo:font-size="12pt" officeooo:rsid="00127475" officeooo:paragraph-rsid="00127475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paragraph-rsid="0152cc6f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paragraph-rsid="0152cc6f"/>
    </style:style>
    <style:style style:name="P8" style:family="paragraph" style:parent-style-name="Standard">
      <style:text-properties fo:color="#000000" officeooo:rsid="0021bacc" officeooo:paragraph-rsid="002ff9d3"/>
    </style:style>
    <style:style style:name="P9" style:family="paragraph" style:parent-style-name="Standard">
      <style:text-properties fo:color="#000000" officeooo:rsid="0021bacc" officeooo:paragraph-rsid="0031ab45"/>
    </style:style>
    <style:style style:name="P10" style:family="paragraph" style:parent-style-name="Standard">
      <style:text-properties fo:color="#000000" officeooo:rsid="0021bacc" officeooo:paragraph-rsid="00703cbf"/>
    </style:style>
    <style:style style:name="P11" style:family="paragraph" style:parent-style-name="Standard">
      <style:text-properties fo:color="#000000" officeooo:rsid="0038b72b" officeooo:paragraph-rsid="0038b72b"/>
    </style:style>
    <style:style style:name="P12" style:family="paragraph" style:parent-style-name="Standard">
      <style:text-properties fo:color="#000000" officeooo:rsid="0038b72b" officeooo:paragraph-rsid="003b18a9"/>
    </style:style>
    <style:style style:name="P13" style:family="paragraph" style:parent-style-name="Standard">
      <style:text-properties fo:color="#000000" style:font-name="medium-content-slab-serif-font" fo:font-size="22.5pt" fo:letter-spacing="normal" fo:font-style="italic" fo:font-weight="normal" officeooo:rsid="0038b72b" officeooo:paragraph-rsid="003b18a9"/>
    </style:style>
    <style:style style:name="P14" style:family="paragraph" style:parent-style-name="Standard">
      <style:text-properties fo:color="#000000" style:font-name="medium-content-slab-serif-font" fo:font-size="22.5pt" fo:letter-spacing="normal" fo:font-style="italic" fo:font-weight="normal" officeooo:rsid="0038b72b" officeooo:paragraph-rsid="004ec30c"/>
    </style:style>
    <style:style style:name="P15" style:family="paragraph" style:parent-style-name="Standard">
      <style:text-properties fo:color="#000000" officeooo:paragraph-rsid="0031ab45"/>
    </style:style>
    <style:style style:name="P16" style:family="paragraph" style:parent-style-name="Standard">
      <style:text-properties fo:color="#000000" fo:font-weight="bold" officeooo:rsid="007005f5" officeooo:paragraph-rsid="00630898" style:font-weight-asian="bold" style:font-weight-complex="bold"/>
    </style:style>
    <style:style style:name="P17" style:family="paragraph" style:parent-style-name="Standard">
      <style:text-properties fo:color="#000000" fo:font-weight="bold" officeooo:rsid="006cd195" officeooo:paragraph-rsid="006cd195" style:font-weight-asian="bold" style:font-weight-complex="bold"/>
    </style:style>
    <style:style style:name="P18" style:family="paragraph" style:parent-style-name="Standard">
      <style:text-properties fo:color="#000000" fo:font-weight="bold" officeooo:rsid="0071051e" officeooo:paragraph-rsid="0071051e" style:font-weight-asian="bold" style:font-weight-complex="bold"/>
    </style:style>
    <style:style style:name="P19" style:family="paragraph" style:parent-style-name="Standard">
      <style:text-properties fo:color="#000000" fo:font-weight="bold" officeooo:rsid="0074c8b1" officeooo:paragraph-rsid="0074c8b1" style:font-weight-asian="bold" style:font-weight-complex="bold"/>
    </style:style>
    <style:style style:name="P20" style:family="paragraph" style:parent-style-name="Standard">
      <style:text-properties fo:color="#000000" fo:font-weight="bold" officeooo:rsid="0081c437" officeooo:paragraph-rsid="0081c437" style:font-weight-asian="bold" style:font-weight-complex="bold"/>
    </style:style>
    <style:style style:name="P21" style:family="paragraph" style:parent-style-name="Standard">
      <style:text-properties fo:color="#000000" fo:font-weight="bold" officeooo:rsid="008c69b2" officeooo:paragraph-rsid="008ddfba" style:font-weight-asian="bold" style:font-weight-complex="bold"/>
    </style:style>
    <style:style style:name="P22" style:family="paragraph" style:parent-style-name="Standard">
      <style:text-properties fo:color="#000000" officeooo:rsid="0074c8b1" officeooo:paragraph-rsid="0077b896"/>
    </style:style>
    <style:style style:name="P23" style:family="paragraph" style:parent-style-name="Standard">
      <style:text-properties fo:color="#000000" officeooo:rsid="0077b896" officeooo:paragraph-rsid="00799ecc"/>
    </style:style>
    <style:style style:name="P24" style:family="paragraph" style:parent-style-name="Standard">
      <style:text-properties fo:color="#000000" officeooo:rsid="007eeddc" officeooo:paragraph-rsid="007eeddc"/>
    </style:style>
    <style:style style:name="P25" style:family="paragraph" style:parent-style-name="Standard">
      <style:text-properties fo:color="#000000" officeooo:rsid="0081c437" officeooo:paragraph-rsid="00890af6"/>
    </style:style>
    <style:style style:name="P26" style:family="paragraph" style:parent-style-name="Standard">
      <style:text-properties officeooo:rsid="001b9fd5" officeooo:paragraph-rsid="001b9fd5"/>
    </style:style>
    <style:style style:name="P27" style:family="paragraph" style:parent-style-name="Standard">
      <style:text-properties officeooo:rsid="0021bacc" officeooo:paragraph-rsid="0021bacc"/>
    </style:style>
    <style:style style:name="P28" style:family="paragraph" style:parent-style-name="Standard">
      <style:text-properties officeooo:rsid="0023a04e" officeooo:paragraph-rsid="0023a04e"/>
    </style:style>
    <style:style style:name="P29" style:family="paragraph" style:parent-style-name="Standard">
      <style:text-properties officeooo:rsid="0023a04e" officeooo:paragraph-rsid="0031ab45"/>
    </style:style>
    <style:style style:name="P30" style:family="paragraph" style:parent-style-name="Standard">
      <style:text-properties officeooo:rsid="0023a04e" officeooo:paragraph-rsid="0021bacc"/>
    </style:style>
    <style:style style:name="P31" style:family="paragraph" style:parent-style-name="Standard">
      <style:text-properties officeooo:rsid="002bc757" officeooo:paragraph-rsid="002bc757"/>
    </style:style>
    <style:style style:name="P32" style:family="paragraph" style:parent-style-name="Standard">
      <style:text-properties officeooo:rsid="002bc757" officeooo:paragraph-rsid="0023a04e"/>
    </style:style>
    <style:style style:name="P33" style:family="paragraph" style:parent-style-name="Standard">
      <style:text-properties officeooo:rsid="002ff9d3" officeooo:paragraph-rsid="002ff9d3"/>
    </style:style>
    <style:style style:name="P34" style:family="paragraph" style:parent-style-name="Standard">
      <style:text-properties fo:color="#ff3333" style:font-name="medium-content-slab-serif-font" fo:font-size="22.5pt" fo:letter-spacing="normal" fo:font-style="italic" fo:font-weight="normal" officeooo:rsid="0038b72b" officeooo:paragraph-rsid="003b18a9"/>
    </style:style>
    <style:style style:name="P35" style:family="paragraph" style:parent-style-name="Standard">
      <style:text-properties fo:color="#ff3333" officeooo:paragraph-rsid="0031ab45"/>
    </style:style>
    <style:style style:name="P36" style:family="paragraph" style:parent-style-name="Standard">
      <style:text-properties fo:font-weight="bold" officeooo:rsid="00127475" officeooo:paragraph-rsid="00127475" style:font-weight-asian="bold" style:font-weight-complex="bold"/>
    </style:style>
    <style:style style:name="P37" style:family="paragraph" style:parent-style-name="Standard">
      <style:text-properties fo:font-weight="bold" officeooo:rsid="002ff9d3" officeooo:paragraph-rsid="002ff9d3" style:font-weight-asian="bold" style:font-weight-complex="bold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7475" officeooo:paragraph-rsid="00127475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31ab45" officeooo:paragraph-rsid="0031ab45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cd195" officeooo:paragraph-rsid="0031ab45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03cbf" officeooo:paragraph-rsid="00703cbf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7b896" officeooo:paragraph-rsid="0077b896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7b896" officeooo:paragraph-rsid="00a7e7d2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eeddc" officeooo:paragraph-rsid="007eeddc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e710a" officeooo:paragraph-rsid="009e710a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890af6" officeooo:paragraph-rsid="00890af6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77b896" officeooo:paragraph-rsid="00c210ce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afe910" officeooo:paragraph-rsid="00afe91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665d6" officeooo:paragraph-rsid="00d665d6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f0058" officeooo:paragraph-rsid="00df005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f0058" officeooo:paragraph-rsid="00efeee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1e35c" officeooo:paragraph-rsid="00f1e35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1e35c" officeooo:paragraph-rsid="00f556a6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556a6" officeooo:paragraph-rsid="00f556a6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66fb1" officeooo:paragraph-rsid="00f66fb1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f3318" officeooo:paragraph-rsid="00ff331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ff3318" officeooo:paragraph-rsid="01026220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12347" officeooo:paragraph-rsid="01112347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112347" officeooo:paragraph-rsid="0116c0a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7b249" officeooo:paragraph-rsid="0127b249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3a0bd" officeooo:paragraph-rsid="011f22f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ae769" officeooo:paragraph-rsid="012ae769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c8e15" officeooo:paragraph-rsid="012c8e1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dffc0" officeooo:paragraph-rsid="012dffc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2dffc0" officeooo:paragraph-rsid="012f32c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30735b" officeooo:paragraph-rsid="0130735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416634" officeooo:paragraph-rsid="0141663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4895c6" officeooo:paragraph-rsid="014895c6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52cc6f" officeooo:paragraph-rsid="0152cc6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753160" officeooo:paragraph-rsid="0175316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8c69b2" officeooo:paragraph-rsid="008c69b2" style:font-size-asian="12pt" style:font-weight-asian="bold" style:font-size-complex="12pt" style:font-weight-complex="bold"/>
    </style:style>
    <style:style style:name="P7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1afcb" officeooo:paragraph-rsid="0091afcb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e910" officeooo:paragraph-rsid="00afe910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afe910" officeooo:paragraph-rsid="00c6a620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96423f" officeooo:paragraph-rsid="0077b896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f1e35c" officeooo:paragraph-rsid="00f1e35c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8bb84" officeooo:paragraph-rsid="0128bb84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2dffc0" officeooo:paragraph-rsid="012dffc0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36b085" officeooo:paragraph-rsid="0136b085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416634" officeooo:paragraph-rsid="01416634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30735b" officeooo:paragraph-rsid="0130735b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4895c6" officeooo:paragraph-rsid="014895c6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52cc6f" officeooo:paragraph-rsid="0152cc6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52cc6f" officeooo:paragraph-rsid="015c8e2c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753160" officeooo:paragraph-rsid="01753160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78553d" officeooo:paragraph-rsid="0178553d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7a404a" officeooo:paragraph-rsid="017a404a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d665d6" officeooo:paragraph-rsid="00d665d6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variant="normal" fo:text-transform="none" fo:color="#ff3333" style:font-name="Droid Sans Mono" fo:font-size="9.69999980926514pt" fo:letter-spacing="normal" fo:font-style="normal" fo:font-weight="normal" officeooo:rsid="0014fa4f" officeooo:paragraph-rsid="0014fa4f" style:font-size-asian="9.69999980926514pt" style:font-size-complex="9.69999980926514pt"/>
    </style:style>
    <style:style style:name="P90" style:family="paragraph" style:parent-style-name="Standard">
      <style:text-properties fo:font-variant="normal" fo:text-transform="none" fo:color="#ff3333" style:font-name="Liberation Serif" fo:font-size="12pt" fo:letter-spacing="normal" fo:font-style="normal" fo:font-weight="normal" officeooo:rsid="00630898" officeooo:paragraph-rsid="00630898" style:font-size-asian="12pt" style:font-weight-asian="bold" style:font-size-complex="12pt" style:font-weight-complex="bold"/>
    </style:style>
    <style:style style:name="P91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98f5fa" officeooo:paragraph-rsid="0098f5fa" style:font-size-asian="12pt" style:font-size-complex="12pt"/>
    </style:style>
    <style:style style:name="P92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a0c3fa" officeooo:paragraph-rsid="00a0c3fa" style:font-size-asian="12pt" style:font-size-complex="12pt"/>
    </style:style>
    <style:style style:name="P93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a968d9" officeooo:paragraph-rsid="00a968d9" style:font-size-asian="12pt" style:font-size-complex="12pt"/>
    </style:style>
    <style:style style:name="P94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d665d6" officeooo:paragraph-rsid="00d665d6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df0058" officeooo:paragraph-rsid="00df0058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f556a6" officeooo:paragraph-rsid="00f556a6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f66fb1" officeooo:paragraph-rsid="00f66fb1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1112347" officeooo:paragraph-rsid="01112347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11710c0" officeooo:paragraph-rsid="011710c0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11710c0" officeooo:paragraph-rsid="011f22f3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125a5e5" officeooo:paragraph-rsid="0125a5e5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variant="normal" fo:text-transform="none" fo:color="#800000" style:font-name="Liberation Serif" fo:font-size="12pt" fo:letter-spacing="normal" fo:font-style="normal" fo:font-weight="normal" officeooo:rsid="014de8c7" officeooo:paragraph-rsid="014de8c7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officeooo:paragraph-rsid="014de8c7"/>
    </style:style>
    <style:style style:name="P104" style:family="paragraph" style:parent-style-name="Standard">
      <style:text-properties fo:color="#800000" style:font-name="DejaVu Sans Mono" fo:font-size="9.80000019073486pt" fo:font-weight="normal" officeooo:paragraph-rsid="0152cc6f" style:font-weight-asian="normal" style:font-weight-complex="normal"/>
    </style:style>
    <style:style style:name="P105" style:family="paragraph" style:parent-style-name="Standard">
      <style:text-properties officeooo:paragraph-rsid="01753160"/>
    </style:style>
    <style:style style:name="P106" style:family="paragraph" style:parent-style-name="Preformatted_20_Text">
      <style:text-properties fo:font-variant="normal" fo:text-transform="none" fo:color="#ff3333" style:font-name="Droid Sans Mono" fo:font-size="9.75pt" fo:letter-spacing="normal" fo:font-style="normal" fo:font-weight="normal" officeooo:rsid="0021bacc" officeooo:paragraph-rsid="0031ab45"/>
    </style:style>
    <style:style style:name="P10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7d36b9" officeooo:paragraph-rsid="017d36b9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variant="normal" fo:text-transform="none" style:font-name="Droid Sans Mono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Droid Sans Mono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4fa4f"/>
    </style:style>
    <style:style style:name="T5" style:family="text">
      <style:text-properties fo:font-variant="normal" fo:text-transform="none" fo:letter-spacing="normal" fo:font-style="normal" fo:font-weight="normal" officeooo:rsid="0152cc6f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159558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3333" style:font-name="Droid Sans Mono" fo:font-size="9.75pt" fo:letter-spacing="normal" fo:font-style="normal" fo:font-weight="normal"/>
    </style:style>
    <style:style style:name="T8" style:family="text">
      <style:text-properties fo:font-variant="normal" fo:text-transform="none" fo:color="#ff3333" style:font-name="Droid Sans Mono" fo:font-size="9.75pt" fo:letter-spacing="normal" fo:font-style="normal" fo:font-weight="normal" officeooo:rsid="002ff9d3"/>
    </style:style>
    <style:style style:name="T9" style:family="text">
      <style:text-properties fo:font-variant="normal" fo:text-transform="none" fo:color="#ff3333" style:font-name="Droid Sans Mono" fo:letter-spacing="normal" fo:font-style="normal" fo:font-weight="normal"/>
    </style:style>
    <style:style style:name="T10" style:family="text">
      <style:text-properties fo:font-variant="normal" fo:text-transform="none" fo:color="#ff3333" style:font-name="Droid Sans Mono" fo:letter-spacing="normal" fo:font-style="normal" fo:font-weight="normal" officeooo:rsid="0014fa4f"/>
    </style:style>
    <style:style style:name="T11" style:family="text">
      <style:text-properties fo:font-variant="normal" fo:text-transform="none" fo:color="#ff3333" style:font-name="Liberation Serif" fo:font-size="12pt" fo:letter-spacing="normal" fo:font-style="normal" fo:font-weight="normal" officeooo:rsid="00630898" style:font-size-asian="12pt" style:font-size-complex="12pt"/>
    </style:style>
    <style:style style:name="T12" style:family="text">
      <style:text-properties fo:font-variant="normal" fo:text-transform="none" fo:color="#ff3333" style:font-name="Liberation Serif" fo:font-size="12pt" fo:letter-spacing="normal" fo:font-style="normal" fo:font-weight="normal" officeooo:rsid="006cd195" style:font-size-asian="12pt" style:font-size-complex="12pt"/>
    </style:style>
    <style:style style:name="T13" style:family="text">
      <style:text-properties fo:font-variant="normal" fo:text-transform="none" fo:color="#ff3333" style:font-name="Liberation Serif" fo:font-size="12pt" fo:letter-spacing="normal" fo:font-style="normal" fo:font-weight="normal" officeooo:rsid="006cd195" style:font-size-asian="12pt" style:font-size-complex="12pt" loext:padding="0in" loext:border="none"/>
    </style:style>
    <style:style style:name="T14" style:family="text">
      <style:text-properties fo:font-variant="normal" fo:text-transform="none" fo:color="#ff3333" style:font-name="Liberation Serif" fo:font-size="12pt" fo:letter-spacing="normal" fo:font-style="normal" fo:font-weight="normal" officeooo:rsid="00703cbf" style:font-size-asian="12pt" style:font-size-complex="12pt"/>
    </style:style>
    <style:style style:name="T15" style:family="text">
      <style:text-properties fo:font-variant="normal" fo:text-transform="none" fo:color="#ff3333" style:font-name="Liberation Serif" fo:font-size="12pt" fo:font-style="normal" officeooo:rsid="004ec30c" style:font-size-asian="12pt" style:font-size-complex="12pt"/>
    </style:style>
    <style:style style:name="T16" style:family="text">
      <style:text-properties fo:font-variant="normal" fo:text-transform="none" fo:color="#ff3333" style:font-name="Liberation Serif" fo:font-size="12pt" fo:font-style="normal" officeooo:rsid="0050c2e2" style:font-size-asian="12pt" style:font-size-complex="12pt"/>
    </style:style>
    <style:style style:name="T17" style:family="text">
      <style:text-properties fo:font-variant="normal" fo:text-transform="none" fo:color="#9900ff" style:font-name="Droid Sans Mono" fo:letter-spacing="normal" fo:font-style="normal" fo:font-weight="normal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ff9d3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officeooo:rsid="0030572e" style:font-size-asian="12pt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officeooo:rsid="0031ab45" style:font-size-asian="12pt" style:font-size-complex="12pt"/>
    </style:style>
    <style:style style:name="T22" style:family="text">
      <style:text-properties fo:font-variant="normal" fo:text-transform="none" style:font-name="Liberation Serif" fo:font-size="12pt" fo:letter-spacing="normal" fo:font-style="normal" fo:font-weight="normal" officeooo:rsid="0038b72b" style:font-size-asian="12pt" style:font-size-complex="12pt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officeooo:rsid="00399e0d" style:font-size-asian="12pt" style:font-size-complex="12pt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officeooo:rsid="003b18a9" style:font-size-asian="12pt" style:font-size-complex="12pt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3fee4f" style:font-size-asian="12pt" style:font-size-complex="12pt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4c60da" style:font-size-asian="12pt" style:font-size-complex="12pt"/>
    </style:style>
    <style:style style:name="T27" style:family="text">
      <style:text-properties fo:font-variant="normal" fo:text-transform="none" style:font-name="Liberation Serif" fo:font-size="12pt" fo:letter-spacing="normal" fo:font-style="normal" fo:font-weight="normal" officeooo:rsid="005b6b71" style:font-size-asian="12pt" style:font-size-complex="12pt"/>
    </style:style>
    <style:style style:name="T28" style:family="text">
      <style:text-properties fo:font-variant="normal" fo:text-transform="none" style:font-name="Liberation Serif" fo:font-size="12pt" fo:letter-spacing="normal" fo:font-style="normal" fo:font-weight="normal" officeooo:rsid="00604c2a" style:font-size-asian="12pt" style:font-size-complex="12pt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officeooo:rsid="00630898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font-style="normal" fo:font-weight="normal" officeooo:rsid="006cd195" style:font-size-asian="12pt" style:font-size-complex="12pt"/>
    </style:style>
    <style:style style:name="T31" style:family="text">
      <style:text-properties fo:font-variant="normal" fo:text-transform="none" style:font-name="Liberation Serif" fo:font-size="12pt" fo:letter-spacing="normal" fo:font-style="normal" fo:font-weight="normal" officeooo:rsid="00703cbf" style:font-size-asian="12pt" style:font-size-complex="12pt"/>
    </style:style>
    <style:style style:name="T32" style:family="text">
      <style:text-properties fo:font-variant="normal" fo:text-transform="none" style:font-name="Liberation Serif" fo:font-size="12pt" fo:letter-spacing="normal" fo:font-style="normal" fo:font-weight="normal" officeooo:rsid="0077b896" style:font-size-asian="12pt" style:font-size-complex="12pt"/>
    </style:style>
    <style:style style:name="T33" style:family="text">
      <style:text-properties fo:font-variant="normal" fo:text-transform="none" style:font-name="Liberation Serif" fo:font-size="12pt" fo:letter-spacing="normal" fo:font-style="normal" fo:font-weight="normal" officeooo:rsid="00799ecc" style:font-size-asian="12pt" style:font-size-complex="12pt"/>
    </style:style>
    <style:style style:name="T34" style:family="text">
      <style:text-properties fo:font-variant="normal" fo:text-transform="none" style:font-name="Liberation Serif" fo:font-size="12pt" fo:letter-spacing="normal" fo:font-style="normal" fo:font-weight="normal" officeooo:rsid="007ccc81" style:font-size-asian="12pt" style:font-size-complex="12pt"/>
    </style:style>
    <style:style style:name="T35" style:family="text">
      <style:text-properties fo:font-variant="normal" fo:text-transform="none" style:font-name="Liberation Serif" fo:font-size="12pt" fo:letter-spacing="normal" fo:font-style="normal" fo:font-weight="normal" officeooo:rsid="007da6c3" style:font-size-asian="12pt" style:font-size-complex="12pt"/>
    </style:style>
    <style:style style:name="T36" style:family="text">
      <style:text-properties fo:font-variant="normal" fo:text-transform="none" style:font-name="Liberation Serif" fo:font-size="12pt" fo:letter-spacing="normal" fo:font-style="normal" fo:font-weight="normal" officeooo:rsid="00890af6" style:font-size-asian="12pt" style:font-size-complex="12pt"/>
    </style:style>
    <style:style style:name="T37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Liberation Serif" fo:font-size="12pt" fo:letter-spacing="normal" fo:font-style="normal" fo:font-weight="normal" officeooo:rsid="008ddfba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style:font-name="Liberation Serif" fo:font-size="12pt" fo:letter-spacing="normal" fo:font-style="normal" fo:font-weight="bold" officeooo:rsid="0031ab45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style:font-name="Liberation Serif" fo:font-size="12pt" fo:letter-spacing="normal" fo:font-style="normal" fo:font-weight="bold" officeooo:rsid="0049a59c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style:font-name="Liberation Serif" fo:font-size="12pt" fo:letter-spacing="normal" fo:font-style="normal" style:font-size-asian="12pt" style:font-size-complex="12pt"/>
    </style:style>
    <style:style style:name="T43" style:family="text">
      <style:text-properties fo:font-variant="normal" fo:text-transform="none" style:font-name="Liberation Serif" fo:font-size="12pt" fo:letter-spacing="normal" fo:font-style="normal" officeooo:rsid="00630898" style:font-size-asian="12pt" style:font-size-complex="12pt"/>
    </style:style>
    <style:style style:name="T44" style:family="text">
      <style:text-properties fo:font-variant="normal" fo:text-transform="none" style:font-name="Liberation Serif" fo:font-size="12pt" fo:letter-spacing="normal" fo:font-style="normal" officeooo:rsid="00703cbf" style:font-size-asian="12pt" style:font-size-complex="12pt"/>
    </style:style>
    <style:style style:name="T45" style:family="text">
      <style:text-properties fo:font-variant="normal" fo:text-transform="none" style:font-name="Liberation Serif" fo:font-size="12pt" fo:letter-spacing="normal" fo:font-style="normal" officeooo:rsid="008c69b2" style:font-size-asian="12pt" style:font-size-complex="12pt"/>
    </style:style>
    <style:style style:name="T46" style:family="text">
      <style:text-properties fo:font-variant="normal" fo:text-transform="none" style:font-name="Liberation Serif" fo:font-size="12pt" fo:letter-spacing="normal" fo:font-style="normal" officeooo:rsid="008ddfba" style:font-size-asian="12pt" style:font-size-complex="12pt"/>
    </style:style>
    <style:style style:name="T47" style:family="text">
      <style:text-properties fo:font-variant="normal" fo:text-transform="none" style:font-name="Liberation Serif" fo:font-size="12pt" fo:font-style="normal" officeooo:rsid="003b18a9" style:font-size-asian="12pt" style:font-size-complex="12pt"/>
    </style:style>
    <style:style style:name="T48" style:family="text">
      <style:text-properties fo:font-variant="normal" fo:text-transform="none" style:font-name="Liberation Serif" fo:font-size="12pt" fo:font-style="normal" officeooo:rsid="003bb5e0" style:font-size-asian="12pt" style:font-size-complex="12pt"/>
    </style:style>
    <style:style style:name="T49" style:family="text">
      <style:text-properties fo:font-variant="normal" fo:text-transform="none" style:font-name="Liberation Serif" fo:font-size="12pt" fo:font-style="normal" officeooo:rsid="003fee4f" style:font-size-asian="12pt" style:font-size-complex="12pt"/>
    </style:style>
    <style:style style:name="T50" style:family="text">
      <style:text-properties fo:font-variant="normal" fo:text-transform="none" style:font-name="Liberation Serif" fo:font-size="12pt" fo:font-style="normal" officeooo:rsid="004ec30c" style:font-size-asian="12pt" style:font-size-complex="12pt"/>
    </style:style>
    <style:style style:name="T51" style:family="text">
      <style:text-properties fo:font-variant="normal" fo:text-transform="none" style:font-name="Liberation Serif" fo:font-size="12pt" fo:font-style="normal" officeooo:rsid="0050c2e2" style:font-size-asian="12pt" style:font-size-complex="12pt"/>
    </style:style>
    <style:style style:name="T52" style:family="text">
      <style:text-properties fo:font-variant="normal" fo:text-transform="none" style:font-name="Liberation Serif" fo:font-size="12pt" fo:font-style="normal" officeooo:rsid="0054873b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fo:font-weight="normal" officeooo:rsid="00676670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font-style="normal" fo:font-weight="normal" officeooo:rsid="014de8c7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style:font-weight-asian="normal" style:font-weight-complex="normal" loext:padding="0in" loext:border="none"/>
    </style:style>
    <style:style style:name="T5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style:font-weight-asian="normal" style:font-weight-complex="normal" loext:padding="0in" loext:border="none"/>
    </style:style>
    <style:style style:name="T57" style:family="text">
      <style:text-properties fo:font-variant="normal" fo:text-transform="none" fo:color="#303336" style:font-name="Liberation Serif" fo:font-size="12pt" fo:letter-spacing="normal" fo:font-style="normal" fo:font-weight="normal" fo:background-color="#eff0f1" loext:char-shading-value="0" style:font-size-asian="12pt" style:font-weight-asian="normal" style:font-size-complex="12pt" style:font-weight-complex="normal" loext:padding="0in" loext:border="none"/>
    </style:style>
    <style:style style:name="T58" style:family="text">
      <style:text-properties fo:font-variant="normal" fo:text-transform="none" fo:color="#303336" style:font-name="Liberation Serif" fo:font-size="12pt" fo:letter-spacing="normal" fo:font-style="normal" fo:font-weight="normal" officeooo:rsid="014de8c7" fo:background-color="#eff0f1" loext:char-shading-value="0" style:font-size-asian="12pt" style:font-weight-asian="normal" style:font-size-complex="12pt" style:font-weight-complex="normal" loext:padding="0in" loext:border="none"/>
    </style:style>
    <style:style style:name="T59" style:family="text">
      <style:text-properties fo:font-variant="normal" fo:text-transform="none" fo:color="#303336" style:font-name="Liberation Serif" fo:font-size="12pt" fo:letter-spacing="normal" fo:font-style="normal" fo:font-weight="normal" officeooo:rsid="01753160" fo:background-color="#eff0f1" loext:char-shading-value="0" style:font-size-asian="12pt" style:font-weight-asian="normal" style:font-size-complex="12pt" style:font-weight-complex="normal" loext:padding="0in" loext:border="none"/>
    </style:style>
    <style:style style:name="T6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style:font-weight-asian="normal" style:font-weight-complex="normal" loext:padding="0in" loext:border="none"/>
    </style:style>
    <style:style style:name="T61" style:family="text">
      <style:text-properties fo:color="#ff3333"/>
    </style:style>
    <style:style style:name="T62" style:family="text">
      <style:text-properties style:font-name="Liberation Serif" fo:font-size="12pt" officeooo:rsid="006cd195" style:font-size-asian="12pt" style:font-size-complex="12pt"/>
    </style:style>
    <style:style style:name="T63" style:family="text">
      <style:text-properties style:font-name="Liberation Serif" fo:font-size="12pt" officeooo:rsid="006cd195" style:font-size-asian="12pt" style:font-size-complex="12pt" loext:padding="0in" loext:border="none"/>
    </style:style>
    <style:style style:name="T64" style:family="text">
      <style:text-properties style:font-name="Liberation Serif" fo:font-weight="normal" officeooo:rsid="015d3fd7" style:font-weight-asian="normal" style:font-weight-complex="normal"/>
    </style:style>
    <style:style style:name="T65" style:family="text">
      <style:text-properties style:font-name="Liberation Serif" fo:font-weight="normal" officeooo:rsid="0167304a" style:font-weight-asian="normal" style:font-weight-complex="normal"/>
    </style:style>
    <style:style style:name="T66" style:family="text">
      <style:text-properties officeooo:rsid="001f2bd8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23a04e" style:font-weight-asian="bold" style:font-weight-complex="bold"/>
    </style:style>
    <style:style style:name="T69" style:family="text">
      <style:text-properties fo:font-weight="bold" officeooo:rsid="002bc757" style:font-weight-asian="bold" style:font-weight-complex="bold"/>
    </style:style>
    <style:style style:name="T70" style:family="text">
      <style:text-properties fo:font-weight="bold" officeooo:rsid="002626b9" style:font-weight-asian="bold" style:font-weight-complex="bold"/>
    </style:style>
    <style:style style:name="T71" style:family="text">
      <style:text-properties fo:font-weight="bold" officeooo:rsid="00babca7" style:font-weight-asian="bold" style:font-weight-complex="bold"/>
    </style:style>
    <style:style style:name="T72" style:family="text">
      <style:text-properties fo:font-weight="bold" officeooo:rsid="00f556a6" style:font-weight-asian="bold" style:font-weight-complex="bold"/>
    </style:style>
    <style:style style:name="T73" style:family="text">
      <style:text-properties fo:font-weight="bold" officeooo:rsid="01007483" style:font-weight-asian="bold" style:font-weight-complex="bold"/>
    </style:style>
    <style:style style:name="T74" style:family="text">
      <style:text-properties fo:font-weight="bold" officeooo:rsid="010a07e6" style:font-weight-asian="bold" style:font-weight-complex="bold"/>
    </style:style>
    <style:style style:name="T75" style:family="text">
      <style:text-properties fo:font-weight="bold" officeooo:rsid="010c3be2" style:font-weight-asian="bold" style:font-weight-complex="bold"/>
    </style:style>
    <style:style style:name="T76" style:family="text">
      <style:text-properties fo:font-weight="bold" officeooo:rsid="0116c0af" style:font-weight-asian="bold" style:font-weight-complex="bold"/>
    </style:style>
    <style:style style:name="T77" style:family="text">
      <style:text-properties fo:font-weight="bold" officeooo:rsid="012f32cd" style:font-weight-asian="bold" style:font-weight-complex="bold"/>
    </style:style>
    <style:style style:name="T78" style:family="text">
      <style:text-properties fo:font-weight="bold" officeooo:rsid="0131d8b8" style:font-weight-asian="bold" style:font-weight-complex="bold"/>
    </style:style>
    <style:style style:name="T79" style:family="text">
      <style:text-properties officeooo:rsid="0031ab45"/>
    </style:style>
    <style:style style:name="T80" style:family="text">
      <style:text-properties officeooo:rsid="00346053"/>
    </style:style>
    <style:style style:name="T81" style:family="text">
      <style:text-properties officeooo:rsid="00470737"/>
    </style:style>
    <style:style style:name="T82" style:family="text">
      <style:text-properties officeooo:rsid="0096423f"/>
    </style:style>
    <style:style style:name="T83" style:family="text">
      <style:text-properties officeooo:rsid="00a584d1"/>
    </style:style>
    <style:style style:name="T84" style:family="text">
      <style:text-properties officeooo:rsid="00b68aff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b68aff" style:font-weight-asian="normal" style:font-weight-complex="normal"/>
    </style:style>
    <style:style style:name="T87" style:family="text">
      <style:text-properties fo:font-weight="normal" officeooo:rsid="00b9dcf3" style:font-weight-asian="normal" style:font-weight-complex="normal"/>
    </style:style>
    <style:style style:name="T88" style:family="text">
      <style:text-properties fo:font-weight="normal" officeooo:rsid="00babca7" style:font-weight-asian="normal" style:font-weight-complex="normal"/>
    </style:style>
    <style:style style:name="T89" style:family="text">
      <style:text-properties fo:font-weight="normal" officeooo:rsid="0155fb88" style:font-weight-asian="normal" style:font-weight-complex="normal"/>
    </style:style>
    <style:style style:name="T90" style:family="text">
      <style:text-properties fo:font-weight="normal" officeooo:rsid="016cb4d5" style:font-weight-asian="normal" style:font-weight-complex="normal"/>
    </style:style>
    <style:style style:name="T91" style:family="text">
      <style:text-properties officeooo:rsid="00babca7"/>
    </style:style>
    <style:style style:name="T92" style:family="text">
      <style:text-properties officeooo:rsid="00cae7a8"/>
    </style:style>
    <style:style style:name="T93" style:family="text">
      <style:text-properties officeooo:rsid="00d665d6"/>
    </style:style>
    <style:style style:name="T94" style:family="text">
      <style:text-properties officeooo:rsid="00d76100"/>
    </style:style>
    <style:style style:name="T95" style:family="text">
      <style:text-properties officeooo:rsid="00dd4480"/>
    </style:style>
    <style:style style:name="T96" style:family="text">
      <style:text-properties officeooo:rsid="00e734a0"/>
    </style:style>
    <style:style style:name="T97" style:family="text">
      <style:text-properties officeooo:rsid="00ef1521"/>
    </style:style>
    <style:style style:name="T98" style:family="text">
      <style:text-properties officeooo:rsid="00f33206"/>
    </style:style>
    <style:style style:name="T99" style:family="text">
      <style:text-properties officeooo:rsid="00f556a6"/>
    </style:style>
    <style:style style:name="T100" style:family="text">
      <style:text-properties officeooo:rsid="00fa9b0a"/>
    </style:style>
    <style:style style:name="T101" style:family="text">
      <style:text-properties officeooo:rsid="01071c5e"/>
    </style:style>
    <style:style style:name="T102" style:family="text">
      <style:text-properties officeooo:rsid="0116c0af"/>
    </style:style>
    <style:style style:name="T103" style:family="text">
      <style:text-properties fo:color="#000000"/>
    </style:style>
    <style:style style:name="T104" style:family="text">
      <style:text-properties fo:color="#000000" officeooo:rsid="011f22f3"/>
    </style:style>
    <style:style style:name="T105" style:family="text">
      <style:text-properties fo:color="#000000" officeooo:rsid="0123a0bd"/>
    </style:style>
    <style:style style:name="T106" style:family="text">
      <style:text-properties fo:color="#000000" fo:font-weight="bold" officeooo:rsid="011f22f3" style:font-weight-asian="bold" style:font-weight-complex="bold"/>
    </style:style>
    <style:style style:name="T107" style:family="text">
      <style:text-properties officeooo:rsid="012ae769"/>
    </style:style>
    <style:style style:name="T108" style:family="text">
      <style:text-properties officeooo:rsid="012f32cd"/>
    </style:style>
    <style:style style:name="T109" style:family="text">
      <style:text-properties officeooo:rsid="0131d8b8"/>
    </style:style>
    <style:style style:name="T110" style:family="text">
      <style:text-properties style:font-name="Source Code Pro" fo:font-size="10.5pt" fo:font-weight="normal" loext:padding="0in" loext:border="none"/>
    </style:style>
    <style:style style:name="T111" style:family="text">
      <style:text-properties style:font-name="Source Code Pro" fo:font-size="10.5pt" fo:font-weight="normal" fo:background-color="#66ffff" loext:char-shading-value="0" loext:padding="0in" loext:border="none"/>
    </style:style>
    <style:style style:name="T112" style:family="text">
      <style:text-properties officeooo:rsid="01416634"/>
    </style:style>
    <style:style style:name="T113" style:family="text">
      <style:text-properties fo:color="#800000" style:font-name="DejaVu Sans Mono" fo:font-size="9.80000019073486pt" fo:font-weight="normal" style:font-weight-asian="normal" style:font-weight-complex="normal"/>
    </style:style>
    <style:style style:name="T114" style:family="text">
      <style:text-properties fo:color="#800000" style:font-name="DejaVu Sans Mono" fo:font-size="9.80000019073486pt" fo:font-weight="normal" officeooo:rsid="015d3fd7" style:font-weight-asian="normal" style:font-weight-complex="normal"/>
    </style:style>
    <style:style style:name="T115" style:family="text">
      <style:text-properties officeooo:rsid="015d3fd7"/>
    </style:style>
    <style:style style:name="T116" style:family="text">
      <style:text-properties officeooo:rsid="017b6b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67">SYMFONY4 TRAINING</text:span></text:p>
      <text:p text:style-name="P36">1/ Install</text:p>
      <text:p text:style-name="P1"><text:s text:c="4"/>- PHP version 7 or higher.</text:p>
      <text:p text:style-name="P1"><text:s text:c="4"/>- Install composer.</text:p>
      <text:p text:style-name="P1"><text:s text:c="4"/>- Create project with command by composer.</text:p>
      <text:p text:style-name="P2"><text:tab/><text:span text:style-name="T7">composer create-project symfony/website-skeleton my-project</text:span></text:p>
      <text:p text:style-name="P38"><text:s text:c="4"/>- <text:s/>If have errors :</text:p>
      <text:p text:style-name="P3"><text:span text:style-name="T2"><text:s text:c="10"/></text:span><text:span text:style-name="T17"><text:s/>Installation request for symfony/framework-bundle v4.1.4 -&gt; satisfiable by symfony/framework-bundle[v4.1.4].</text:span></text:p>
      <text:p text:style-name="P3"><text:span text:style-name="T2"><text:s text:c="11"/></text:span><text:span text:style-name="T17">symfony/framework-bundle v4.1.4 requires ext-xml * -&gt; the requested PHP extension xml is missing from your system.</text:span></text:p>
      <text:p text:style-name="P3"><text:span text:style-name="T1"><text:s text:c="3"/></text:span><text:span text:style-name="T18">- Please run :</text:span><text:span text:style-name="T2"> </text:span><text:span text:style-name="T9">sudo apt-get install php7.2-dom</text:span></text:p>
      <text:p text:style-name="P5"><text:span text:style-name="T3"><text:s text:c="4"/>- </text:span><text:span text:style-name="T4">Atfer finishing composer, please run command</text:span></text:p>
      <text:p text:style-name="P4"><text:span text:style-name="T9"><text:s text:c="7"/></text:span><text:span text:style-name="T10"><text:s/>cd my-project</text:span></text:p>
      <text:p text:style-name="P89"><text:s text:c="8"/>php bin/console server:run</text:p>
      <text:p text:style-name="P1"><text:s text:c="4"/>- <text:s/><text:span text:style-name="T80">Link reference :</text:span></text:p>
      <text:p text:style-name="P26"><text:s text:c="4"/><text:a xlink:type="simple" xlink:href="https://symfony.com/doc/current/setup.html" text:style-name="Internet_20_link" text:visited-style-name="Visited_20_Internet_20_Link">https://symfony.com/doc/current/setup.html</text:a></text:p>
      <text:p text:style-name="P26"/>
      <text:p text:style-name="P1"><text:span text:style-name="T67">2/ Create </text:span><text:span text:style-name="T70">ROUTE</text:span><text:line-break/> <text:s text:c="3"/><text:span text:style-name="T67">- With annotations.</text:span></text:p>
      <text:p text:style-name="P1"><text:s text:c="7"/>+ <text:span text:style-name="T66">Run command : </text:span><text:span text:style-name="T61">composer require annotations</text:span></text:p>
      <text:p text:style-name="P1"><text:s text:c="7"/>+ Create controller in /src/Controller</text:p>
      <text:p text:style-name="P1"><text:s text:c="7"/>+ add function with annotations route</text:p>
      <text:p text:style-name="P1"/>
      <text:p text:style-name="P27"><text:s text:c="13"/>/**</text:p>
      <text:p text:style-name="P27"><text:tab/> * Matches /show/*</text:p>
      <text:p text:style-name="P27"><text:tab/> *</text:p>
      <text:p text:style-name="P27"><text:tab/> * @Route("/show/{name}", name="show_name")</text:p>
      <text:p text:style-name="P27"><text:tab/> */</text:p>
      <text:p text:style-name="P27"><text:tab/>public function show($name)</text:p>
      <text:p text:style-name="P27"><text:tab/>{</text:p>
      <text:p text:style-name="P27"><text:tab/><text:tab/>return new Response('&lt;html&gt;&lt;body&gt;Hello: '.$name.'&lt;/body&gt;&lt;/html&gt;');</text:p>
      <text:p text:style-name="P27"><text:tab/>}</text:p>
      <text:p text:style-name="P27"><text:s/><text:span text:style-name="T67"><text:s/>- </text:span><text:span text:style-name="T68">With yaml.</text:span></text:p>
      <text:p text:style-name="P30"><text:s text:c="6"/>+ In config/routes/routes.yaml, define route</text:p>
      <text:p text:style-name="P28"><text:s text:c="9"/>app_blog_show:</text:p>
      <text:p text:style-name="P28"><text:s text:c="12"/>path: /blog/show/{name}</text:p>
      <text:p text:style-name="P28"><text:s text:c="12"/>controller: App\Controller\BlogController::show</text:p>
      <text:p text:style-name="P28"><text:s text:c="2"/><text:span text:style-name="T67">- </text:span><text:span text:style-name="T69">With xml.</text:span></text:p>
      <text:p text:style-name="P32"><text:s text:c="6"/>+ In config/routes, create file routes.xml and copy code</text:p>
      <text:p text:style-name="P31"><text:tab/>&lt;routes xmlns="http://symfony.com/schema/routing"</text:p>
      <text:p text:style-name="P31"><text:s text:c="12"/>xmlns:xsi="http://www.w3.org/2001/XMLSchema-instance"</text:p>
      <text:p text:style-name="P31"><text:s text:c="12"/>xsi:schemaLocation="http://symfony.com/schema/routing</text:p>
      <text:p text:style-name="P31"><text:s text:c="12"/>http://symfony.com/schema/routing/routing-1.0.xsd"&gt;</text:p>
      <text:p text:style-name="P31"/>
      <text:p text:style-name="P31"><text:s text:c="3"/><text:tab/> &lt;route id="blog_list" controller="App\Controller\BlogController::lists" <text:s/>path="/blog/list_xml" &gt;</text:p>
      <text:p text:style-name="P31"><text:s text:c="20"/>&lt;!-- settings --&gt;</text:p>
      <text:p text:style-name="P31"><text:s text:c="12"/>&lt;/route&gt;</text:p>
      <text:p text:style-name="P31"/>
      <text:p text:style-name="P31"><text:s text:c="13"/>&lt;route id="blog_show" controller="App\Controller\BlogController::show" path="/blog/show_xml/{name}"&gt;</text:p>
      <text:p text:style-name="P31"><text:s text:c="19"/>&lt;!-- settings --&gt;</text:p>
      <text:p text:style-name="P31"><text:soft-page-break/><text:s text:c="13"/>&lt;/route&gt;</text:p>
      <text:p text:style-name="P31"><text:s text:c="7"/>&lt;/routes&gt;</text:p>
      <text:p text:style-name="P29"><text:s/>- <text:span text:style-name="T79">Link reference: https://symfony.com/doc/current/routing.html</text:span></text:p>
      <text:p text:style-name="P28"/>
      <text:p text:style-name="P37">3. Create <text:span text:style-name="T81">CONTROLLER</text:span></text:p>
      <text:p text:style-name="P33"><text:s text:c="4"/>- You can create new controller with manual or create via composer.</text:p>
      <text:p text:style-name="P8"><text:tab/><text:span text:style-name="T8">php bin/console make:controller BrandNewController</text:span></text:p>
      <text:p text:style-name="P8"><text:span text:style-name="T19"><text:s text:c="3"/>- </text:span><text:span text:style-name="T20">It will create controller file in src/Controller and templates file index.</text:span></text:p>
      <text:p text:style-name="P9"><text:span text:style-name="T20"><text:s text:c="3"/>- </text:span><text:span text:style-name="T21">Link reference: </text:span><text:a xlink:type="simple" xlink:href="https://symfony.com/doc/current/controller.html" text:style-name="Internet_20_link" text:visited-style-name="Visited_20_Internet_20_Link"><text:span text:style-name="T21">https://symfony.com/doc/current/controller.html</text:span></text:a><text:span text:style-name="T21"> </text:span></text:p>
      <text:p text:style-name="P39"/>
      <text:p text:style-name="P11"><text:span text:style-name="T40">4. </text:span><text:span text:style-name="T39">Create </text:span><text:span text:style-name="T41">ENTITY</text:span><text:span text:style-name="T18"><text:line-break/> <text:s text:c="2"/>- </text:span><text:span text:style-name="T23">You can create new entity with manual by right click in folder entity and </text:span><text:span text:style-name="T25">choose</text:span><text:span text:style-name="T23"> create new file</text:span></text:p>
      <text:p text:style-name="P12"><text:span text:style-name="T23"><text:s text:c="3"/>- </text:span><text:span text:style-name="T24">Creating by command </text:span><text:span text:style-name="T26">and write attribute</text:span><text:span text:style-name="T24">:</text:span></text:p>
      <text:p text:style-name="P34"><text:span text:style-name="T48"><text:s text:c="11"/>php </text:span><text:span text:style-name="T47">bin/console make: entity </text:span><text:span text:style-name="T48">name</text:span></text:p>
      <text:p text:style-name="P13"><text:span text:style-name="T48"><text:s text:c="3"/>- </text:span><text:span text:style-name="T49">It will generate entity in folder Entiy and Repository.</text:span></text:p>
      <text:p text:style-name="P13"><text:span text:style-name="T49"><text:s text:c="3"/>- </text:span><text:span text:style-name="T50">After create entity you can need to create migrate and run it to apply database (config database in .env file)</text:span></text:p>
      <text:p text:style-name="P14"><text:span text:style-name="T50"><text:s text:c="10"/></text:span><text:span text:style-name="T15">php bin/console make:migration</text:span><text:span text:style-name="T50"> (create migration file in src/Controller/Migrations)</text:span></text:p>
      <text:p text:style-name="P14"><text:span text:style-name="T50"><text:s text:c="10"/></text:span><text:span text:style-name="T16">php bin/console doctrine:migrations:migrate</text:span><text:span text:style-name="T51"> </text:span><text:span text:style-name="T52">(run migrations file in folder)</text:span></text:p>
      <text:p text:style-name="P12"><text:span text:style-name="T24"><text:s text:c="3"/></text:span><text:span text:style-name="T23">- </text:span><text:span text:style-name="T27">If you need to add more filed you also do create entity again and create migration and run migrations again</text:span></text:p>
      <text:p text:style-name="P9"><text:span text:style-name="T22"><text:s text:c="2"/>- </text:span><text:span text:style-name="T28">Generate setter getter in entity manual (add more field )</text:span></text:p>
      <text:p text:style-name="P35"><text:span text:style-name="T28"><text:s text:c="8"/></text:span><text:span text:style-name="T22">php bin/console make:entity --regenerate App </text:span><text:span text:style-name="T53">(App\Entity\Product)</text:span></text:p>
      <text:p text:style-name="P9"><text:span text:style-name="T22"><text:s text:c="2"/>- </text:span><text:span text:style-name="T29">After create set, get manual and then you must run command to update column in db.</text:span></text:p>
      <text:p text:style-name="P16"><text:span text:style-name="T29"><text:s text:c="8"/></text:span><text:span text:style-name="T11">php bin/console doctrine:schema:update -f</text:span></text:p>
      <text:p text:style-name="P18"><text:span text:style-name="T11"><text:s text:c="2"/></text:span><text:span text:style-name="T29">- </text:span><text:span text:style-name="T18">Link reference: https://symfony.com/doc/current/doctrine.html</text:span></text:p>
      <text:p text:style-name="P90"/>
      <text:p text:style-name="P17"><text:span text:style-name="T43">5. </text:span><text:span text:style-name="T42">Generate entity from an existing database</text:span></text:p>
      <text:p text:style-name="P9"><text:span text:style-name="T21"><text:s text:c="3"/>- Assuming you </text:span><text:span text:style-name="T30">created table in your database and you want mapping to entity just run command</text:span></text:p>
      <text:p text:style-name="P106"><text:span text:style-name="T62"><text:s text:c="7"/>php bin/console doctrine:mapping:import App</text:span><text:span text:style-name="T63">\\</text:span><text:span text:style-name="T62">Entity annotation --path</text:span><text:span text:style-name="T63">=</text:span><text:span text:style-name="T62">src/Entity</text:span></text:p>
      <text:p text:style-name="P40"><text:s text:c="5"/>OR</text:p>
      <text:p text:style-name="P15"><text:span text:style-name="T30"><text:s text:c="7"/></text:span><text:span text:style-name="T14">p</text:span><text:span text:style-name="T12">hp bin/console doctrine:mapping:import App</text:span><text:span text:style-name="T13">\\</text:span><text:span text:style-name="T12">Entity xml --path</text:span><text:span text:style-name="T13">=</text:span><text:span text:style-name="T12">config/doctrine</text:span></text:p>
      <text:p text:style-name="P40"/>
      <text:p text:style-name="P10"><text:span text:style-name="T21"><text:s text:c="3"/>- </text:span><text:span text:style-name="T31">All table in database will be map to src/Entity/… and then generate set, get</text:span></text:p>
      <text:p text:style-name="P41"/>
      <text:p text:style-name="P19"><text:span text:style-name="T44">6. </text:span><text:span text:style-name="T42">Calling variable globals twig</text:span></text:p>
      <text:p text:style-name="P22"><text:span text:style-name="T18"><text:s text:c="3"/>- <text:s text:c="2"/></text:span><text:span text:style-name="T32">In config/packages/twig.yaml</text:span></text:p>
      <text:p text:style-name="P42"/>
      <text:p text:style-name="P42"><text:s text:c="3"/>twig:</text:p>
      <text:p text:style-name="P42"><text:s text:c="4"/>globals:</text:p>
      <text:p text:style-name="P23"><text:span text:style-name="T18"><text:s text:c="7"/></text:span><text:span text:style-name="T33">testing_variable: hello word</text:span></text:p>
      <text:p text:style-name="P23"><text:span text:style-name="T33"><text:s text:c="2"/>- </text:span><text:span text:style-name="T34">In view, you can showing by {{ testing_variable }}</text:span></text:p>
      <text:p text:style-name="P23"><text:span text:style-name="T34"><text:s text:c="2"/>- </text:span><text:span text:style-name="T35">You also create global variable by config/service.yaml</text:span></text:p>
      <text:p text:style-name="P24"><text:span text:style-name="T35"><text:s text:c="2"/>- </text:span><text:span text:style-name="T18">Link reference: </text:span><text:a xlink:type="simple" xlink:href="https://symfony.com/doc/current/templating/global_variables.html" text:style-name="Internet_20_link" text:visited-style-name="Visited_20_Internet_20_Link"><text:span text:style-name="T18">https://symfony.com/doc/current/templating/global_variables.html</text:span></text:a></text:p>
      <text:p text:style-name="P44"/>
      <text:p text:style-name="P71">7. Create twig custom extension</text:p>
      <text:p text:style-name="P21"><text:span text:style-name="T37"><text:s/>- </text:span><text:span text:style-name="T38">Reading the link: https://symfony.com/doc/current/templating/twig_extension.htm</text:span><text:span text:style-name="T46">l</text:span></text:p>
      <text:p text:style-name="P44"/>
      <text:p text:style-name="P20"><text:span text:style-name="T45">8</text:span><text:span text:style-name="T42">. Create BUNDLE</text:span></text:p>
      <text:p text:style-name="P25"><text:span text:style-name="T18">- </text:span><text:span text:style-name="T36">Reading the link </text:span><text:a xlink:type="simple" xlink:href="https://symfony.com/doc/current/bundles.html" text:style-name="Internet_20_link" text:visited-style-name="Visited_20_Internet_20_Link"><text:span text:style-name="T36">https://symfony.com/doc/current/bundles.html</text:span></text:a></text:p>
      <text:p text:style-name="P46"/>
      <text:p text:style-name="P46"/>
      <text:p text:style-name="P72"><text:soft-page-break/>9. Create config ROUTING and VIEWS in your bundle</text:p>
      <text:p text:style-name="P47"><text:span text:style-name="T88">- </text:span><text:span text:style-name="T91">Create folder </text:span><text:span text:style-name="T71">Resources</text:span><text:span text:style-name="T91"> in your bundle</text:span></text:p>
      <text:p text:style-name="P75">9.1 Create config routing (in Resources folder)</text:p>
      <text:p text:style-name="P42">- <text:span text:style-name="T82">In your bundle, create folder config and file routing.yaml and then create route below</text:span></text:p>
      <text:p text:style-name="P91">app_load_data:</text:p>
      <text:p text:style-name="P91"><text:s text:c="2"/>path: /load</text:p>
      <text:p text:style-name="P91"><text:s text:c="2"/>defaults: { _controller: "UserBundle:User:load" }</text:p>
      <text:p text:style-name="P91"><text:s text:c="2"/>methods: GET</text:p>
      <text:p text:style-name="P91"/>
      <text:p text:style-name="P45">- In config/routes.yaml add resource to file routing.yaml</text:p>
      <text:p text:style-name="P92">app_routing_in_user_bundle:</text:p>
      <text:p text:style-name="P92"><text:s text:c="4"/>resource: "@UserBundle/Resources/config/routing.yaml"</text:p>
      <text:p text:style-name="P92"><text:s text:c="4"/>#resource: "@AppBundle/Resources/config/routing.xml" #Routing bang file xml</text:p>
      <text:p text:style-name="P92"><text:s text:c="4"/>prefix: /routing</text:p>
      <text:p text:style-name="P92"/>
      <text:p text:style-name="P43">- <text:span text:style-name="T83">In controller file into your bundle, add code below</text:span></text:p>
      <text:p text:style-name="P93">public function loadAction()</text:p>
      <text:p text:style-name="P93"><text:tab/>{</text:p>
      <text:p text:style-name="P93"><text:tab/><text:tab/>return $this-&gt;render('@User/User/index.html.twig', array(</text:p>
      <text:p text:style-name="P93"><text:tab/><text:tab/><text:tab/>'title' =&gt; 'Create form with formbuilderInterface',</text:p>
      <text:p text:style-name="P93"><text:tab/><text:tab/>));</text:p>
      <text:p text:style-name="P93"><text:tab/>} <text:s/></text:p>
      <text:p text:style-name="P74">9.2 Create views in your bundle <text:span text:style-name="T92">(in Resources folder)</text:span></text:p>
      <text:p text:style-name="P73"><text:span text:style-name="T85">- </text:span><text:span text:style-name="T86">In your bundle, create folder “</text:span><text:span text:style-name="T84">views</text:span><text:span text:style-name="T86">” and folder “</text:span><text:span text:style-name="T84">User</text:span><text:span text:style-name="T86">” (name </text:span><text:span text:style-name="T87">of</text:span><text:span text:style-name="T86"> controller without suffix Controller</text:span><text:span text:style-name="T84">) </text:span><text:span text:style-name="T86">and then create file </text:span><text:span text:style-name="T84">index.html.twig</text:span></text:p>
      <text:p text:style-name="P48">- <text:span text:style-name="T93">In this file twig you can extends basic layout from templates with command</text:span></text:p>
      <text:p text:style-name="P94">{% extends "base.html.twig" %}</text:p>
      <text:p text:style-name="P88">- <text:span text:style-name="T94">Note: you must declare all block which defined in bacsic layout</text:span></text:p>
      <text:p text:style-name="P49">- <text:span text:style-name="T95">Displaying view from your bundle, you just render view but difference to symfony 3</text:span></text:p>
      <text:p text:style-name="P95">@User/User/index.html.twig</text:p>
      <text:p text:style-name="P50">+ @User – Your bundle without suffix Bundle</text:p>
      <text:p text:style-name="P50">+ User – Directory in view</text:p>
      <text:p text:style-name="P50">+ index.html.twig – file to display</text:p>
      <text:p text:style-name="P50"/>
      <text:p text:style-name="P50">- <text:span text:style-name="T96">Finaly, you can test on url </text:span><text:a xlink:type="simple" xlink:href="http://yourdomain/routing/load" text:style-name="Internet_20_link" text:visited-style-name="Visited_20_Internet_20_Link"><text:span text:style-name="T96">http://yourdomain/routing/load</text:span></text:a></text:p>
      <text:p text:style-name="P51">- <text:span text:style-name="T97">Link reference: </text:span><text:a xlink:type="simple" xlink:href="https://symfony.com/doc/current/templating.html" text:style-name="Internet_20_link" text:visited-style-name="Visited_20_Internet_20_Link"><text:span text:style-name="T97">https://symfony.com/doc/current/templating.html</text:span></text:a></text:p>
      <text:p text:style-name="P51"/>
      <text:p text:style-name="P76">10. Create EventListener <text:span text:style-name="T101">with Subscriber</text:span></text:p>
      <text:p text:style-name="P52">- <text:span text:style-name="T98">Create folder EventListener in your bundle</text:span></text:p>
      <text:p text:style-name="P53">- <text:span text:style-name="T99">Create file </text:span><text:span text:style-name="T72">CheckingData.php</text:span><text:span text:style-name="T99"> and </text:span><text:span text:style-name="T72">implements EventSubscriber</text:span></text:p>
      <text:p text:style-name="P96">public function getSubscribedEvents()</text:p>
      <text:p text:style-name="P96"><text:tab/>{</text:p>
      <text:p text:style-name="P96"><text:tab/><text:tab/>return array(</text:p>
      <text:p text:style-name="P96"><text:tab/><text:tab/><text:tab/>'postPersist',</text:p>
      <text:p text:style-name="P96"><text:tab/><text:tab/><text:tab/>'postUpdate',</text:p>
      <text:p text:style-name="P96"><text:tab/><text:tab/>);</text:p>
      <text:p text:style-name="P96"><text:tab/>}</text:p>
      <text:p text:style-name="P96"/>
      <text:p text:style-name="P96"><text:tab/>public function postPersist(LifecycleEventArgs $args)</text:p>
      <text:p text:style-name="P96"><text:tab/>{</text:p>
      <text:p text:style-name="P96"><text:tab/><text:tab/>$entity = $args-&gt;getObject();</text:p>
      <text:p text:style-name="P96"/>
      <text:p text:style-name="P96"><text:soft-page-break/><text:tab/><text:tab/>if (!$entity instanceof User) {</text:p>
      <text:p text:style-name="P96"><text:tab/><text:tab/><text:tab/>return;</text:p>
      <text:p text:style-name="P96"><text:tab/><text:tab/>}</text:p>
      <text:p text:style-name="P96"/>
      <text:p text:style-name="P96"><text:tab/><text:tab/>$entityManager = $args-&gt;getObjectManager();</text:p>
      <text:p text:style-name="P96"><text:tab/><text:tab/>echo "Event listener luc insert data vao table product &lt;br/&gt;";</text:p>
      <text:p text:style-name="P96"><text:tab/>}</text:p>
      <text:p text:style-name="P54"/>
      <text:p text:style-name="P55">- In <text:span text:style-name="T67">config/services.yaml</text:span></text:p>
      <text:p text:style-name="P55"/>
      <text:p text:style-name="P97">App\UserBundle\EventListener\CheckingData:</text:p>
      <text:p text:style-name="P97"><text:s text:c="8"/>tags:</text:p>
      <text:p text:style-name="P97"><text:s text:c="12"/>- {name: doctrine.event_subscriber, connection: default}</text:p>
      <text:p text:style-name="P51"/>
      <text:p text:style-name="P51">- <text:span text:style-name="T100">Trying create add new user, you will eventlistener trigger</text:span></text:p>
      <text:p text:style-name="P56">- Link reference: <text:a xlink:type="simple" xlink:href="https://symfony.com/doc/current/doctrine/event_listeners_subscribers.html" text:style-name="Internet_20_link" text:visited-style-name="Visited_20_Internet_20_Link">https://symfony.com/doc/current/doctrine/event_listeners_subscribers.html</text:a></text:p>
      <text:p text:style-name="P56"/>
      <text:p text:style-name="P56"><text:span text:style-name="T73">11. Create event </text:span><text:span text:style-name="T75">S</text:span><text:span text:style-name="T74">ubscribers</text:span></text:p>
      <text:p text:style-name="P57">- <text:span text:style-name="T98">Create folder Event in your bundle.</text:span></text:p>
      <text:p text:style-name="P58">- Create file <text:span text:style-name="T67">TestingEvent.php</text:span> <text:span text:style-name="T67">extends Event</text:span></text:p>
      <text:p text:style-name="P98">class TestingEvent extends Event</text:p>
      <text:p text:style-name="P98">{</text:p>
      <text:p text:style-name="P98"><text:tab/>const NAME = 'user.testing';</text:p>
      <text:p text:style-name="P98"/>
      <text:p text:style-name="P98"><text:tab/>protected $user;</text:p>
      <text:p text:style-name="P98"/>
      <text:p text:style-name="P98"><text:tab/>public function __construct(User $user)</text:p>
      <text:p text:style-name="P98"><text:tab/>{</text:p>
      <text:p text:style-name="P98"><text:tab/><text:tab/>$this-&gt;user = $user;</text:p>
      <text:p text:style-name="P98"><text:tab/>}</text:p>
      <text:p text:style-name="P98"/>
      <text:p text:style-name="P98"><text:tab/>public function getUser() {</text:p>
      <text:p text:style-name="P98"><text:tab/><text:tab/>return $this-&gt;user;</text:p>
      <text:p text:style-name="P98"><text:tab/>}</text:p>
      <text:p text:style-name="P98">}</text:p>
      <text:p text:style-name="P98"/>
      <text:p text:style-name="P59">- <text:span text:style-name="T102">Create file </text:span><text:span text:style-name="T76">TestingSubscriber.php implements EventSubscriberInterface</text:span></text:p>
      <text:p text:style-name="P99">public static function getSubscribedEvents()</text:p>
      <text:p text:style-name="P99"><text:tab/>{</text:p>
      <text:p text:style-name="P99"><text:tab/><text:tab/>return array(</text:p>
      <text:p text:style-name="P99"><text:tab/><text:tab/><text:tab/>KernelEvents::RESPONSE =&gt; array(</text:p>
      <text:p text:style-name="P99"><text:tab/><text:tab/><text:tab/><text:tab/>array('onCheckUserExistPre', 10),</text:p>
      <text:p text:style-name="P99"><text:tab/><text:tab/><text:tab/>),</text:p>
      <text:p text:style-name="P99"><text:tab/><text:tab/><text:tab/>TestingEvent::NAME =&gt; 'onUserRegister',</text:p>
      <text:p text:style-name="P99"><text:tab/><text:tab/>);</text:p>
      <text:p text:style-name="P99"><text:tab/>}</text:p>
      <text:p text:style-name="P99"/>
      <text:p text:style-name="P99"><text:tab/>public function onCheckUserExistPre()</text:p>
      <text:p text:style-name="P99"><text:tab/>{</text:p>
      <text:p text:style-name="P99"><text:tab/><text:tab/>//kich hoat su kien</text:p>
      <text:p text:style-name="P99"><text:tab/><text:tab/>echo('Event dc kich hoat');</text:p>
      <text:p text:style-name="P99"><text:tab/>}</text:p>
      <text:p text:style-name="P99"><text:soft-page-break/></text:p>
      <text:p text:style-name="P99"><text:tab/>public function onUserRegister(TestingEvent $event)</text:p>
      <text:p text:style-name="P99"><text:tab/>{</text:p>
      <text:p text:style-name="P99"/>
      <text:p text:style-name="P99"><text:tab/>}</text:p>
      <text:p text:style-name="P99"/>
      <text:p text:style-name="P100"><text:span text:style-name="T103">-</text:span> <text:span text:style-name="T104">You need to <text:s/></text:span><text:span text:style-name="T106">use Symfony\Component\EventDispatcher\EventDispatcher;</text:span><text:span text:style-name="T104"> in your controller</text:span></text:p>
      <text:p text:style-name="P100"><text:span text:style-name="T104">- </text:span><text:span text:style-name="T105">Calling Event in UserBundle/Controller/UserController.php</text:span></text:p>
      <text:p text:style-name="P61"/>
      <text:p text:style-name="P101">$testingSubscriber = new TestingSubscriber();</text:p>
      <text:p text:style-name="P101">$dispatcher = new EventDispatcher();</text:p>
      <text:p text:style-name="P101">$dispatcher-&gt;addSubscriber($testingSubscriber);</text:p>
      <text:p text:style-name="P101"/>
      <text:p text:style-name="P60">- Link reference: <text:a xlink:type="simple" xlink:href="https://symfony.com/doc/current/components/event_dispatcher.html" text:style-name="Internet_20_link" text:visited-style-name="Visited_20_Internet_20_Link">https://symfony.com/doc/current/components/event_dispatcher.html</text:a></text:p>
      <text:p text:style-name="P60"/>
      <text:p text:style-name="P77">12. Create FORM</text:p>
      <text:p text:style-name="P77">- <text:span text:style-name="T107">In UserBundle, create Form folder</text:span></text:p>
      <text:p text:style-name="P62">+ Create file UserType.php in folder Form</text:p>
      <text:p text:style-name="P62">+ Create attribute for form want to display</text:p>
      <text:p text:style-name="P63">+ Create view and using UserType file to add name for form</text:p>
      <text:p text:style-name="P64">+ Create function add or update, delete on controller</text:p>
      <text:p text:style-name="P64"/>
      <text:p text:style-name="P78">13. Create Denpentdency Injection</text:p>
      <text:p text:style-name="P78"/>
      <text:p text:style-name="P79">Run composer</text:p>
      <text:p text:style-name="P79"><text:span text:style-name="Source_20_Text"><text:span text:style-name="T111">composer require symfony/dependency-injection</text:span></text:span></text:p>
      <text:p text:style-name="P79"><text:span text:style-name="Source_20_Text"><text:span text:style-name="T111">composer require symfony/yaml</text:span></text:span></text:p>
      <text:p text:style-name="P79"><text:span text:style-name="Source_20_Text"><text:span text:style-name="T111">composer require symfony/config</text:span></text:span></text:p>
      <text:p text:style-name="P79"><text:span text:style-name="Source_20_Text"><text:span text:style-name="T110"/></text:span></text:p>
      <text:p text:style-name="P64">- Create <text:span text:style-name="T67">Service</text:span> folder outside src/</text:p>
      <text:p text:style-name="P64">- Create <text:span text:style-name="T67">DiDemoService.</text:span><text:span text:style-name="T77">php</text:span></text:p>
      <text:p text:style-name="P65"><text:span text:style-name="T77">- </text:span><text:span text:style-name="T108">Create</text:span><text:span text:style-name="T77"> DependentService.php</text:span></text:p>
      <text:p text:style-name="P66"><text:span text:style-name="T77">- </text:span>In<text:span text:style-name="T67"> src/Controller, </text:span>create file <text:span text:style-name="T67">DiController.php</text:span></text:p>
      <text:p text:style-name="P66"><text:span text:style-name="T67">- </text:span>In action index<text:span text:style-name="T67">, </text:span>you can register a<text:span text:style-name="T67"> ContainerBuilder(đăng ký service) </text:span>and then get service via name containerbuilder</text:p>
      <text:p text:style-name="P66"><text:span text:style-name="T67">- </text:span><text:span text:style-name="T109">There are 3 way to register and get service (demo on </text:span><text:span text:style-name="T78">DiController.php</text:span><text:span text:style-name="T109">)</text:span></text:p>
      <text:p text:style-name="P81">- <text:span text:style-name="T112">Link reference:</text:span></text:p>
      <text:p text:style-name="P67"><text:s/>+ https://code.tutsplus.com/tutorials/examples-of-dependency-injection-in-php-with-symfony-components--cms-31293</text:p>
      <text:p text:style-name="P80"><text:s/>+ <text:a xlink:type="simple" xlink:href="https://symfony.com/doc/current/components/dependency_injection.html" text:style-name="Internet_20_link" text:visited-style-name="Visited_20_Internet_20_Link"><text:span text:style-name="T85">https://symfony.com/doc/current/components/dependency_injection.html</text:span></text:a></text:p>
      <text:p text:style-name="P67"/>
      <text:p text:style-name="P82">14. Service Container</text:p>
      <text:p text:style-name="P82"><text:span text:style-name="T85">- Link reference: </text:span><text:a xlink:type="simple" xlink:href="https://symfony.com/doc/current/service_container.html" text:style-name="Internet_20_link" text:visited-style-name="Visited_20_Internet_20_Link"><text:span text:style-name="T85">https://symfony.com/doc/current/service_container.html</text:span></text:a></text:p>
      <text:p text:style-name="P68"/>
      <text:p text:style-name="P83">15. ASSET COMPOSER</text:p>
      <text:p text:style-name="P83"><text:span text:style-name="T85">- </text:span><text:span text:style-name="T89">Execute</text:span><text:span text:style-name="T85"> <text:s/>“</text:span>composer require asset<text:span text:style-name="T85">”</text:span></text:p>
      <text:p text:style-name="P7"><text:span text:style-name="T5">- </text:span><text:span text:style-name="T6">Using </text:span><text:span text:style-name="T113">{{ asset('css/style.css') }}</text:span></text:p>
      <text:p text:style-name="P6"><text:span text:style-name="T85">- </text:span><text:span text:style-name="T90">This path is exist on public folder</text:span></text:p>
      <text:p text:style-name="P104"/>
      <text:p text:style-name="P84">1<text:span text:style-name="T115">6</text:span>. <text:span text:style-name="T115">REMOVE CACHE</text:span></text:p>
      <text:p text:style-name="P84"><text:span text:style-name="T114">- </text:span><text:span text:style-name="T64">Ex</text:span><text:span text:style-name="T65">e</text:span><text:span text:style-name="T64">cute</text:span><text:span text:style-name="T114"> command </text:span><text:bookmark-start text:name="__DdeLink__983_645692239"/><text:span text:style-name="T114">rm -rf var/cache/dev/*</text:span><text:bookmark-end text:name="__DdeLink__983_645692239"/></text:p>
      <text:p text:style-name="P69"/>
      <text:p text:style-name="P68"/>
      <text:p text:style-name="P102"><text:soft-page-break/>CHÚ Ý</text:p>
      <text:p text:style-name="P103"><text:span text:style-name="T54">- Nếu như tạo controller mà báo lỗi “here are no commands defined in the "make"”, search google và install thăng này vào </text:span><text:span text:style-name="Source_20_Text"><text:span text:style-name="T55">composer </text:span></text:span><text:span text:style-name="Source_20_Text"><text:span text:style-name="T60">require</text:span></text:span><text:span text:style-name="Source_20_Text"><text:span text:style-name="T56"> </text:span></text:span><text:span text:style-name="Source_20_Text"><text:span text:style-name="T55">doctrine maker</text:span></text:span></text:p>
      <text:p text:style-name="P103"><text:span text:style-name="Source_20_Text"><text:span text:style-name="T57">- </text:span></text:span><text:span text:style-name="Source_20_Text"><text:span text:style-name="T58">Sau khi install vào thì nó sẽ cho tương tác với db và tạo ra các folder như là Entity, Repository, Migration</text:span></text:span></text:p>
      <text:p text:style-name="P103"><text:span text:style-name="Source_20_Text"><text:span text:style-name="T58"/></text:span></text:p>
      <text:p text:style-name="P105"><text:span text:style-name="Source_20_Text"><text:span text:style-name="T59">Một số route</text:span></text:span></text:p>
      <text:p text:style-name="P105"><text:span text:style-name="Source_20_Text"><text:span text:style-name="T59">localhost:8000/routing/shopping</text:span></text:span></text:p>
      <text:p text:style-name="P105"><text:span text:style-name="Source_20_Text"><text:span text:style-name="T59">localhost:8000/routing/shopping/add</text:span></text:span></text:p>
      <text:p text:style-name="P105"><text:a xlink:type="simple" xlink:href="http://localhost:8000/routing/shopping/view" text:style-name="Internet_20_link" text:visited-style-name="Visited_20_Internet_20_Link"><text:span text:style-name="Source_20_Text"><text:span text:style-name="T59">http://localhost:8000/routing/shopping/view</text:span></text:span></text:a></text:p>
      <text:p text:style-name="P105"><text:span text:style-name="Source_20_Text"><text:span text:style-name="T59">http://localhost:8000/routing/load</text:span></text:span></text:p>
      <text:p text:style-name="P70">http://localhost:8000/routing/index</text:p>
      <text:p text:style-name="P85"><text:a xlink:type="simple" xlink:href="http://localhost:8000/routing/login" text:style-name="Internet_20_link" text:visited-style-name="Visited_20_Internet_20_Link">http://localhost:8000/routing/login</text:a></text:p>
      <text:p text:style-name="P85"/>
      <text:p text:style-name="P86"><text:a xlink:type="simple" xlink:href="https://www.myyogaworks.com/" text:style-name="Internet_20_link" text:visited-style-name="Visited_20_Internet_20_Link">https://www.myyogaworks.com/</text:a> (WP)</text:p>
      <text:p text:style-name="P86"><text:a xlink:type="simple" xlink:href="https://www.yogaworks.com/" text:style-name="Internet_20_link" text:visited-style-name="Visited_20_Internet_20_Link">https://www.yogaworks.com/</text:a> (WP)</text:p>
      <text:p text:style-name="P86"><text:a xlink:type="simple" xlink:href="https://circledna.com/" text:style-name="Internet_20_link" text:visited-style-name="Visited_20_Internet_20_Link">https://circledna.com/</text:a> (WP)</text:p>
      <text:p text:style-name="P87"><text:a xlink:type="simple" xlink:href="https://minisociety.fr/home" text:style-name="Internet_20_link" text:visited-style-name="Visited_20_Internet_20_Link">https://minisociety.fr/home</text:a> (Symfony EZ Publish <text:span text:style-name="T116">2.3</text:span>)</text:p>
      <text:p text:style-name="P107"><text:a xlink:type="simple" xlink:href="https://www.babybio.fr/fr/" text:style-name="Internet_20_link" text:visited-style-name="Visited_20_Internet_20_Link">https://www.babybio.fr/fr/</text:a> (Prestashop 2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Droid Sans Mono" svg:font-family="'Droid Sans Mono', Consolas, Menlo, 'Ubuntu Mono', monospace"/>
    <style:font-face style:name="Source Code Pro" svg:font-family="'Source Code Pro', Monaco, monospace"/>
    <style:font-face style:name="inherit" svg:font-family="inherit"/>
    <style:font-face style:name="medium-content-slab-serif-font" svg:font-family="medium-content-slab-serif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0:27:08.640335638</meta:creation-date>
    <dc:date>2019-01-09T11:50:44.885809319</dc:date>
    <meta:editing-duration>P6DT9H28M17S</meta:editing-duration>
    <meta:editing-cycles>153</meta:editing-cycles>
    <meta:generator>LibreOffice/5.1.6.2$Linux_X86_64 LibreOffice_project/10m0$Build-2</meta:generator>
    <meta:document-statistic meta:table-count="0" meta:image-count="0" meta:object-count="0" meta:page-count="6" meta:paragraph-count="222" meta:word-count="1085" meta:character-count="9351" meta:non-whitespace-character-count="7934"/>
  </office:meta>
</office:document-meta>
</file>